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3.489cm"/>
    </style:style>
    <style:style style:name="co5" style:family="table-column">
      <style:table-column-properties fo:break-before="auto" style:column-width="3.07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rho_max</text:p>
          </table:table-cell>
          <table:table-cell office:value-type="string" calcext:value-type="string">
            <text:p>upsilon_min</text:p>
          </table:table-cell>
          <table:table-cell office:value-type="string" calcext:value-type="string">
            <text:p>%_rho_&gt;_rho_alpha</text:p>
          </table:table-cell>
          <table:table-cell office:value-type="string" calcext:value-type="string">
            <text:p>%_upsilon_&lt;_et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515" calcext:value-type="float">
            <text:p>32515</text:p>
          </table:table-cell>
          <table:table-cell office:value-type="float" office:value="1.430312753" calcext:value-type="float">
            <text:p>1,430312753</text:p>
          </table:table-cell>
          <table:table-cell office:value-type="float" office:value="0.5012744069" calcext:value-type="float">
            <text:p>0,5012744069</text:p>
          </table:table-cell>
          <table:table-cell office:value-type="float" office:value="0.007878615521" calcext:value-type="float">
            <text:p>0,0078786155</text:p>
          </table:table-cell>
          <table:table-cell office:value-type="float" office:value="0.0002999873832" calcext:value-type="float">
            <text:p>0,000299987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3412" calcext:value-type="float">
            <text:p>33412</text:p>
          </table:table-cell>
          <table:table-cell office:value-type="float" office:value="1.626355529" calcext:value-type="float">
            <text:p>1,626355529</text:p>
          </table:table-cell>
          <table:table-cell office:value-type="float" office:value="0.4499041736" calcext:value-type="float">
            <text:p>0,4499041736</text:p>
          </table:table-cell>
          <table:table-cell office:value-type="float" office:value="0.001858935924" calcext:value-type="float">
            <text:p>0,0018589359</text:p>
          </table:table-cell>
          <table:table-cell office:value-type="float" office:value="0.000138267962" calcext:value-type="float">
            <text:p>0,00013826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3754" calcext:value-type="float">
            <text:p>33754</text:p>
          </table:table-cell>
          <table:table-cell office:value-type="float" office:value="1.141914129" calcext:value-type="float">
            <text:p>1,141914129</text:p>
          </table:table-cell>
          <table:table-cell office:value-type="float" office:value="0.5867532492" calcext:value-type="float">
            <text:p>0,5867532492</text:p>
          </table:table-cell>
          <table:table-cell office:value-type="float" office:value="0.0007907061372" calcext:value-type="float">
            <text:p>0,0007907061</text:p>
          </table:table-cell>
          <table:table-cell table:style-name="ce1" office:value-type="float" office:value="0.00003041177479" calcext:value-type="float">
            <text:p>3,04E-00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3858" calcext:value-type="float">
            <text:p>33858</text:p>
          </table:table-cell>
          <table:table-cell office:value-type="float" office:value="1.290299535" calcext:value-type="float">
            <text:p>1,290299535</text:p>
          </table:table-cell>
          <table:table-cell office:value-type="float" office:value="0.5897554159" calcext:value-type="float">
            <text:p>0,5897554159</text:p>
          </table:table-cell>
          <table:table-cell office:value-type="float" office:value="0.000924690743" calcext:value-type="float">
            <text:p>0,0009246907</text:p>
          </table:table-cell>
          <table:table-cell table:style-name="ce1" office:value-type="float" office:value="0.0000151588647" calcext:value-type="float">
            <text:p>1,52E-00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4012" calcext:value-type="float">
            <text:p>34012</text:p>
          </table:table-cell>
          <table:table-cell office:value-type="float" office:value="1.291913629" calcext:value-type="float">
            <text:p>1,291913629</text:p>
          </table:table-cell>
          <table:table-cell office:value-type="float" office:value="0.5742695928" calcext:value-type="float">
            <text:p>0,5742695928</text:p>
          </table:table-cell>
          <table:table-cell office:value-type="float" office:value="0.0007846450899" calcext:value-type="float">
            <text:p>0,0007846451</text:p>
          </table:table-cell>
          <table:table-cell table:style-name="ce1" office:value-type="float" office:value="0.00003017865856" calcext:value-type="float">
            <text:p>3,02E-00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4167" calcext:value-type="float">
            <text:p>34167</text:p>
          </table:table-cell>
          <table:table-cell office:value-type="float" office:value="1.148154378" calcext:value-type="float">
            <text:p>1,148154378</text:p>
          </table:table-cell>
          <table:table-cell office:value-type="float" office:value="0.5532378554" calcext:value-type="float">
            <text:p>0,5532378554</text:p>
          </table:table-cell>
          <table:table-cell office:value-type="float" office:value="0.0002853752812" calcext:value-type="float">
            <text:p>0,0002853753</text:p>
          </table:table-cell>
          <table:table-cell table:style-name="ce1" office:value-type="float" office:value="0.00004505925244" calcext:value-type="float">
            <text:p>4,51E-00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4217" calcext:value-type="float">
            <text:p>34217</text:p>
          </table:table-cell>
          <table:table-cell office:value-type="float" office:value="1.18301928" calcext:value-type="float">
            <text:p>1,18301928</text:p>
          </table:table-cell>
          <table:table-cell office:value-type="float" office:value="0.5932988524" calcext:value-type="float">
            <text:p>0,5932988524</text:p>
          </table:table-cell>
          <table:table-cell office:value-type="float" office:value="0.0005999070127" calcext:value-type="float">
            <text:p>0,000599907</text:p>
          </table:table-cell>
          <table:table-cell table:style-name="ce1" office:value-type="float" office:value="0.00001499767495" calcext:value-type="float">
            <text:p>1,50E-00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4346" calcext:value-type="float">
            <text:p>34346</text:p>
          </table:table-cell>
          <table:table-cell office:value-type="float" office:value="1.148982644" calcext:value-type="float">
            <text:p>1,148982644</text:p>
          </table:table-cell>
          <table:table-cell office:value-type="float" office:value="0.5910686851" calcext:value-type="float">
            <text:p>0,5910686851</text:p>
          </table:table-cell>
          <table:table-cell office:value-type="float" office:value="0.0003735357313" calcext:value-type="float">
            <text:p>0,0003735357</text:p>
          </table:table-cell>
          <table:table-cell table:style-name="ce1" office:value-type="float" office:value="0.00001494142998" calcext:value-type="float">
            <text:p>1,49E-00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4438" calcext:value-type="float">
            <text:p>34438</text:p>
          </table:table-cell>
          <table:table-cell office:value-type="float" office:value="1.203308463" calcext:value-type="float">
            <text:p>1,203308463</text:p>
          </table:table-cell>
          <table:table-cell office:value-type="float" office:value="0.5978195071" calcext:value-type="float">
            <text:p>0,5978195071</text:p>
          </table:table-cell>
          <table:table-cell office:value-type="float" office:value="0.0007003635983" calcext:value-type="float">
            <text:p>0,0007003636</text:p>
          </table:table-cell>
          <table:table-cell table:style-name="ce1" office:value-type="float" office:value="0.0000149013531" calcext:value-type="float">
            <text:p>1,49E-00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4586" calcext:value-type="float">
            <text:p>34586</text:p>
          </table:table-cell>
          <table:table-cell office:value-type="float" office:value="1.096489191" calcext:value-type="float">
            <text:p>1,096489191</text:p>
          </table:table-cell>
          <table:table-cell office:value-type="float" office:value="0.597820878" calcext:value-type="float">
            <text:p>0,597820878</text:p>
          </table:table-cell>
          <table:table-cell office:value-type="float" office:value="0.0002374028118" calcext:value-type="float">
            <text:p>0,0002374028</text:p>
          </table:table-cell>
          <table:table-cell table:style-name="ce1" office:value-type="float" office:value="0.00001483767574" calcext:value-type="float">
            <text:p>1,48E-005</text:p>
          </table:table-cell>
        </table:table-row>
        <table:table-row table:style-name="ro2">
          <table:table-cell table:number-columns-repeated="2"/>
          <table:table-cell table:formula="of:=AVERAGE([.C2:.C11])" office:value-type="float" office:value="1.2560749531" calcext:value-type="float">
            <text:p>1,2560749531</text:p>
          </table:table-cell>
          <table:table-cell table:formula="of:=AVERAGE([.D2:.D11])" office:value-type="float" office:value="0.56352026164" calcext:value-type="float">
            <text:p>0,5635202616</text:p>
          </table:table-cell>
          <table:table-cell table:formula="of:=AVERAGE([.E2:.E11])" office:value-type="float" office:value="0.00144341778504" calcext:value-type="float">
            <text:p>0,0014434178</text:p>
          </table:table-cell>
          <table:table-cell table:formula="of:=AVERAGE([.F2:.F11])" office:value-type="float" office:value="0.000061874202946" calcext:value-type="float">
            <text:p>6,1874202946E-005</text:p>
          </table:table-cell>
        </table:table-row>
        <table:table-row table:style-name="ro2" table:number-rows-repeated="1048563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24T10:31:41.280796677</dc:date>
    <meta:document-statistic meta:table-count="1" meta:cell-count="70" meta:object-count="0"/>
    <meta:generator>LibreOffice/4.1.4.2$Linux_X86_64 LibreOffice_project/410m0$Build-2</meta:generator>
  </office:meta>
</office:document-meta>
</file>